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90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15.999cm" svg:height="8.999cm" svg:x="22.371cm" svg:y="1.54cm">
            <draw:object draw:notify-on-update-of-ranges="Taulukko1.E2:Taulukko1.E11 Taulukko1.C2:Taulukko1.C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7.015cm" svg:y="8.87cm">
            <draw:object draw:notify-on-update-of-ranges="Taulukko1.A2:Taulukko1.A11 Taulukko1.C2:Taulukko1.C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4.574cm" svg:y="14.152cm">
            <draw:object draw:notify-on-update-of-ranges="Taulukko1.D12:Taulukko1.D18 Taulukko1.C12:Taulukko1.C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6.262cm" svg:y="18.152cm">
            <draw:object draw:notify-on-update-of-ranges="Taulukko1.A2:Taulukko1.A11 Taulukko1.B2:Taulukko1.B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imi</text:p>
          </table:table-cell>
          <table:table-cell office:value-type="string" calcext:value-type="string">
            <text:p>täyttösuhde</text:p>
          </table:table-cell>
          <table:table-cell office:value-type="string" calcext:value-type="string">
            <text:p>aika</text:p>
          </table:table-cell>
          <table:table-cell office:value-type="string" calcext:value-type="string">
            <text:p>laatikoiden määrä</text:p>
          </table:table-cell>
          <table:table-cell office:value-type="string" calcext:value-type="string">
            <text:p>tyyppien määrä</text:p>
          </table:table-cell>
        </table:table-row>
        <table:table-row table:style-name="ro1">
          <table:table-cell office:value-type="string" calcext:value-type="string">
            <text:p>homo1</text:p>
          </table:table-cell>
          <table:table-cell table:style-name="ce1" office:value-type="float" office:value="97.9279" calcext:value-type="float">
            <text:p>97,9279</text:p>
          </table:table-cell>
          <table:table-cell office:value-type="float" office:value="25" calcext:value-type="float">
            <text:p>25</text:p>
          </table:table-cell>
          <table:table-cell office:value-type="float" office:value="51150" calcext:value-type="float">
            <text:p>5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o2</text:p>
          </table:table-cell>
          <table:table-cell table:style-name="ce1" office:value-type="float" office:value="99.453094" calcext:value-type="float">
            <text:p>99,4531</text:p>
          </table:table-cell>
          <table:table-cell office:value-type="float" office:value="31" calcext:value-type="float">
            <text:p>31</text:p>
          </table:table-cell>
          <table:table-cell office:value-type="float" office:value="119243" calcext:value-type="float">
            <text:p>1192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omo3</text:p>
          </table:table-cell>
          <table:table-cell table:style-name="ce1" office:value-type="float" office:value="99.394" calcext:value-type="float">
            <text:p>99,3940</text:p>
          </table:table-cell>
          <table:table-cell office:value-type="float" office:value="143" calcext:value-type="float">
            <text:p>143</text:p>
          </table:table-cell>
          <table:table-cell office:value-type="float" office:value="180895" calcext:value-type="float">
            <text:p>1808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omo4</text:p>
          </table:table-cell>
          <table:table-cell table:style-name="ce1" office:value-type="float" office:value="97.880005" calcext:value-type="float">
            <text:p>97,8800</text:p>
          </table:table-cell>
          <table:table-cell office:value-type="float" office:value="223" calcext:value-type="float">
            <text:p>223</text:p>
          </table:table-cell>
          <table:table-cell office:value-type="float" office:value="128195" calcext:value-type="float">
            <text:p>12819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omo5</text:p>
          </table:table-cell>
          <table:table-cell table:style-name="ce1" office:value-type="float" office:value="97.28445" calcext:value-type="float">
            <text:p>97,2845</text:p>
          </table:table-cell>
          <table:table-cell office:value-type="float" office:value="452" calcext:value-type="float">
            <text:p>452</text:p>
          </table:table-cell>
          <table:table-cell office:value-type="float" office:value="142847" calcext:value-type="float">
            <text:p>1428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homo6</text:p>
          </table:table-cell>
          <table:table-cell table:style-name="ce1" office:value-type="float" office:value="91.267525" calcext:value-type="float">
            <text:p>91,2675</text:p>
          </table:table-cell>
          <table:table-cell office:value-type="float" office:value="616" calcext:value-type="float">
            <text:p>616</text:p>
          </table:table-cell>
          <table:table-cell office:value-type="float" office:value="146011" calcext:value-type="float">
            <text:p>14601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homo7</text:p>
          </table:table-cell>
          <table:table-cell table:style-name="ce1" office:value-type="float" office:value="84.02479" calcext:value-type="float">
            <text:p>84,0248</text:p>
          </table:table-cell>
          <table:table-cell office:value-type="float" office:value="883" calcext:value-type="float">
            <text:p>883</text:p>
          </table:table-cell>
          <table:table-cell office:value-type="float" office:value="118696" calcext:value-type="float">
            <text:p>11869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homo8</text:p>
          </table:table-cell>
          <table:table-cell table:style-name="ce1" office:value-type="float" office:value="76.730804" calcext:value-type="float">
            <text:p>76,7308</text:p>
          </table:table-cell>
          <table:table-cell office:value-type="float" office:value="1182" calcext:value-type="float">
            <text:p>1182</text:p>
          </table:table-cell>
          <table:table-cell office:value-type="float" office:value="102734" calcext:value-type="float">
            <text:p>10273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homo9</text:p>
          </table:table-cell>
          <table:table-cell table:style-name="ce1" office:value-type="float" office:value="73.987816" calcext:value-type="float">
            <text:p>73,9878</text:p>
          </table:table-cell>
          <table:table-cell office:value-type="float" office:value="1587" calcext:value-type="float">
            <text:p>1587</text:p>
          </table:table-cell>
          <table:table-cell office:value-type="float" office:value="92341" calcext:value-type="float">
            <text:p>9234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homo10</text:p>
          </table:table-cell>
          <table:table-cell table:style-name="ce1" office:value-type="float" office:value="75.98705" calcext:value-type="float">
            <text:p>75,9871</text:p>
          </table:table-cell>
          <table:table-cell office:value-type="float" office:value="1915" calcext:value-type="float">
            <text:p>1915</text:p>
          </table:table-cell>
          <table:table-cell office:value-type="float" office:value="111685" calcext:value-type="float">
            <text:p>11168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oko1</text:p>
          </table:table-cell>
          <table:table-cell table:style-name="ce1" office:value-type="float" office:value="99.46145" calcext:value-type="float">
            <text:p>99,4615</text:p>
          </table:table-cell>
          <table:table-cell office:value-type="float" office:value="10929" calcext:value-type="float">
            <text:p>10929</text:p>
          </table:table-cell>
          <table:table-cell office:value-type="float" office:value="7946316" calcext:value-type="float">
            <text:p>79463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2</text:p>
          </table:table-cell>
          <table:table-cell table:style-name="ce1" office:value-type="float" office:value="99.371635" calcext:value-type="float">
            <text:p>99,3716</text:p>
          </table:table-cell>
          <table:table-cell office:value-type="float" office:value="873" calcext:value-type="float">
            <text:p>873</text:p>
          </table:table-cell>
          <table:table-cell office:value-type="float" office:value="1790210" calcext:value-type="float">
            <text:p>17902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3</text:p>
          </table:table-cell>
          <table:table-cell table:style-name="ce1" office:value-type="float" office:value="99.40771" calcext:value-type="float">
            <text:p>99,4077</text:p>
          </table:table-cell>
          <table:table-cell office:value-type="float" office:value="192" calcext:value-type="float">
            <text:p>192</text:p>
          </table:table-cell>
          <table:table-cell office:value-type="float" office:value="713743" calcext:value-type="float">
            <text:p>7137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4</text:p>
          </table:table-cell>
          <table:table-cell table:style-name="ce1" office:value-type="float" office:value="98.24339" calcext:value-type="float">
            <text:p>98,2434</text:p>
          </table:table-cell>
          <table:table-cell office:value-type="float" office:value="14" calcext:value-type="float">
            <text:p>14</text:p>
          </table:table-cell>
          <table:table-cell office:value-type="float" office:value="138024" calcext:value-type="float">
            <text:p>1380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5</text:p>
          </table:table-cell>
          <table:table-cell table:style-name="ce1" office:value-type="float" office:value="98.079895" calcext:value-type="float">
            <text:p>98,0799</text:p>
          </table:table-cell>
          <table:table-cell office:value-type="float" office:value="5" calcext:value-type="float">
            <text:p>5</text:p>
          </table:table-cell>
          <table:table-cell office:value-type="float" office:value="51513" calcext:value-type="float">
            <text:p>515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6</text:p>
          </table:table-cell>
          <table:table-cell table:style-name="ce1" office:value-type="float" office:value="94.65983" calcext:value-type="float">
            <text:p>94,6598</text:p>
          </table:table-cell>
          <table:table-cell office:value-type="float" office:value="3" calcext:value-type="float">
            <text:p>3</text:p>
          </table:table-cell>
          <table:table-cell office:value-type="float" office:value="27445" calcext:value-type="float">
            <text:p>274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ko7</text:p>
          </table:table-cell>
          <table:table-cell table:style-name="ce1" office:value-type="float" office:value="94.28791" calcext:value-type="float">
            <text:p>94,2879</text:p>
          </table:table-cell>
          <table:table-cell office:value-type="float" office:value="2" calcext:value-type="float">
            <text:p>2</text:p>
          </table:table-cell>
          <table:table-cell office:value-type="float" office:value="13574" calcext:value-type="float">
            <text:p>135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tukat</text:p>
          </table:table-cell>
          <table:table-cell table:style-name="ce1" office:value-type="float" office:value="97.27616" calcext:value-type="float">
            <text:p>97,2762</text:p>
          </table:table-cell>
          <table:table-cell office:value-type="float" office:value="8" calcext:value-type="float">
            <text:p>8</text:p>
          </table:table-cell>
          <table:table-cell office:value-type="float" office:value="71439" calcext:value-type="float">
            <text:p>71439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4">
          <table:table-cell/>
          <table:table-cell table:style-name="ce1"/>
          <table:table-cell table:number-columns-repeated="3"/>
        </table:table-row>
        <table:table-row table:style-name="ro1" table:number-rows-repeated="15">
          <table:table-cell table:number-columns-repeated="5"/>
        </table:table-row>
        <table:table-row table:style-name="ro2" table:number-rows-repeated="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ulukko2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nimi</text:p>
          </table:table-cell>
          <table:table-cell office:value-type="string" calcext:value-type="string">
            <text:p>tyyppien määrä</text:p>
          </table:table-cell>
          <table:table-cell office:value-type="string" calcext:value-type="string">
            <text:p>minX = minY = minZ</text:p>
          </table:table-cell>
          <table:table-cell office:value-type="string" calcext:value-type="string">
            <text:p>maxX = maxY = maxZ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4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7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8</text:p>
          </table:table-cell>
          <table:table-cell office:value-type="float" office:value="600" calcext:value-type="float">
            <text:p>6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9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mo10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2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oko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tuka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02:42:01.005000000</meta:creation-date>
    <dc:date>2014-06-23T05:27:04.964000000</dc:date>
    <meta:editing-duration>PT13M</meta:editing-duration>
    <meta:editing-cycles>2</meta:editing-cycles>
    <meta:generator>LibreOffice/4.1.3.2$Windows_x86 LibreOffice_project/70feb7d99726f064edab4605a8ab840c50ec57a</meta:generator>
    <meta:document-statistic meta:table-count="2" meta:cell-count="17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svg:stroke-color="#66006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Taulukko1.E2:Taulukko1.E11 Taulukko1.C2:Taulukko1.C11" svg:x="1.358cm" svg:y="0.855cm" svg:width="14.002cm" svg:height="6.957cm">
          <chartooo:coordinate-region svg:x="2.35cm" svg:y="1.067cm" svg:width="12.638cm" svg:height="6.072cm"/>
          <chart:axis chart:dimension="x" chart:name="primary-x" chart:style-name="ch3">
            <chart:title svg:x="7.111cm" svg:y="7.993cm" chart:style-name="ch4">
              <text:p>Tyyppien määrä </text:p>
            </chart:title>
          </chart:axis>
          <chart:axis chart:dimension="y" chart:name="primary-y" chart:style-name="ch3">
            <chart:title svg:x="0.451cm" svg:y="5.078cm" chart:style-name="ch5">
              <text:p>aika (ms)</text:p>
            </chart:title>
            <chart:grid chart:style-name="ch6" chart:class="major"/>
          </chart:axis>
          <chart:series chart:style-name="ch7" chart:values-cell-range-address="Taulukko1.C2:Taulukko1.C11" chart:class="chart:scatter">
            <chart:domain table:cell-range-address="Taulukko1.E2:Taulukko1.E11"/>
            <chart:regression-curve chart:style-name="ch8"/>
            <chart:data-point chart:repeated="4"/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  <table:table-cell office:value-type="string">
                <text:p>Sarak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ulukko1.E2:Taulukko1.E11</svg:desc>
                </draw:g>
              </table:table-cell>
              <table:table-cell office:value-type="float" office:value="25">
                <text:p>25</text:p>
                <draw:g>
                  <svg:desc>Taulukko1.C2:Taulukko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">
                <text:p>20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">
                <text:p>400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0">
                <text:p>600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ulukko1.A2:Taulukko1.A11 Taulukko1.C2:Taulukko1.C11" chart:data-source-has-labels="column" svg:x="1.358cm" svg:y="0.855cm" svg:width="14.002cm" svg:height="6.957cm">
          <chartooo:coordinate-region svg:x="2.35cm" svg:y="1.067cm" svg:width="13.01cm" svg:height="6.072cm"/>
          <chart:axis chart:dimension="x" chart:name="primary-x" chart:style-name="ch3" chartooo:axis-type="auto">
            <chartooo:date-scale/>
            <chart:title svg:x="7.64cm" svg:y="7.993cm" chart:style-name="ch4">
              <text:p>Testisetti</text:p>
            </chart:title>
            <chart:categories table:cell-range-address="Taulukko1.A2:Taulukko1.A11"/>
          </chart:axis>
          <chart:axis chart:dimension="y" chart:name="primary-y" chart:style-name="ch5">
            <chart:title svg:x="0.451cm" svg:y="5.038cm" chart:style-name="ch6">
              <text:p>aika(ms)</text:p>
            </chart:title>
            <chart:grid chart:style-name="ch7" chart:class="major"/>
          </chart:axis>
          <chart:series chart:style-name="ch8" chart:values-cell-range-address="Taulukko1.C2:Taulukko1.C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C</text:p>
              </table:table-cell>
            </table:table-row>
          </table:table-header-rows>
          <table:table-rows>
            <table:table-row>
              <table:table-cell office:value-type="string">
                <text:p>homo1</text:p>
                <draw:g>
                  <svg:desc>Taulukko1.A2:Taulukko1.A11</svg:desc>
                </draw:g>
              </table:table-cell>
              <table:table-cell office:value-type="float" office:value="25">
                <text:p>25</text:p>
                <draw:g>
                  <svg:desc>Taulukko1.C2:Taulukko1.C11</svg:desc>
                </draw:g>
              </table:table-cell>
            </table:table-row>
            <table:table-row>
              <table:table-cell office:value-type="string">
                <text:p>homo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homo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homo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homo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homo6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homo7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homo8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homo9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homo10</text:p>
              </table:table-cell>
              <table:table-cell office:value-type="float" office:value="1915">
                <text:p>19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opacity draw:name="ChartTransparencyGradient_20_1" draw:display-name="ChartTransparencyGradient 1" draw:style="linear" draw:start="100%" draw:end="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graphic-properties draw:stroke="none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Taulukko1.A2:Taulukko1.B11" chart:data-source-has-labels="column" svg:x="1.358cm" svg:y="0.855cm" svg:width="14.002cm" svg:height="6.957cm">
          <chartooo:coordinate-region svg:x="3.011cm" svg:y="1.067cm" svg:width="12.338cm" svg:height="6.072cm"/>
          <chart:axis chart:dimension="x" chart:name="primary-x" chart:style-name="ch3" chartooo:axis-type="auto">
            <chartooo:date-scale/>
            <chart:title svg:x="7.64cm" svg:y="7.993cm" chart:style-name="ch4">
              <text:p>Testisetti</text:p>
            </chart:title>
            <chart:categories table:cell-range-address="Taulukko1.A2:Taulukko1.A11"/>
          </chart:axis>
          <chart:axis chart:dimension="y" chart:name="primary-y" chart:style-name="ch5">
            <chart:title svg:x="0.451cm" svg:y="5.568cm" chart:style-name="ch6">
              <text:p>Täyttösuhde (%)</text:p>
            </chart:title>
            <chart:grid chart:style-name="ch7" chart:class="major"/>
          </chart:axis>
          <chart:series chart:style-name="ch8" chart:values-cell-range-address="Taulukko1.B2:Taulukko1.B1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B</text:p>
              </table:table-cell>
            </table:table-row>
          </table:table-header-rows>
          <table:table-rows>
            <table:table-row>
              <table:table-cell office:value-type="string">
                <text:p>homo1</text:p>
                <draw:g>
                  <svg:desc>Taulukko1.A2:Taulukko1.A11</svg:desc>
                </draw:g>
              </table:table-cell>
              <table:table-cell office:value-type="float" office:value="97.9279">
                <text:p>97.9279</text:p>
                <draw:g>
                  <svg:desc>Taulukko1.B2:Taulukko1.B11</svg:desc>
                </draw:g>
              </table:table-cell>
            </table:table-row>
            <table:table-row>
              <table:table-cell office:value-type="string">
                <text:p>homo2</text:p>
              </table:table-cell>
              <table:table-cell office:value-type="float" office:value="99.453094">
                <text:p>99.453094</text:p>
              </table:table-cell>
            </table:table-row>
            <table:table-row>
              <table:table-cell office:value-type="string">
                <text:p>homo3</text:p>
              </table:table-cell>
              <table:table-cell office:value-type="float" office:value="99.394">
                <text:p>99.394</text:p>
              </table:table-cell>
            </table:table-row>
            <table:table-row>
              <table:table-cell office:value-type="string">
                <text:p>homo4</text:p>
              </table:table-cell>
              <table:table-cell office:value-type="float" office:value="97.880005">
                <text:p>97.880005</text:p>
              </table:table-cell>
            </table:table-row>
            <table:table-row>
              <table:table-cell office:value-type="string">
                <text:p>homo5</text:p>
              </table:table-cell>
              <table:table-cell office:value-type="float" office:value="97.28445">
                <text:p>97.28445</text:p>
              </table:table-cell>
            </table:table-row>
            <table:table-row>
              <table:table-cell office:value-type="string">
                <text:p>homo6</text:p>
              </table:table-cell>
              <table:table-cell office:value-type="float" office:value="91.267525">
                <text:p>91.267525</text:p>
              </table:table-cell>
            </table:table-row>
            <table:table-row>
              <table:table-cell office:value-type="string">
                <text:p>homo7</text:p>
              </table:table-cell>
              <table:table-cell office:value-type="float" office:value="84.02479">
                <text:p>84.02479</text:p>
              </table:table-cell>
            </table:table-row>
            <table:table-row>
              <table:table-cell office:value-type="string">
                <text:p>homo8</text:p>
              </table:table-cell>
              <table:table-cell office:value-type="float" office:value="76.730804">
                <text:p>76.730804</text:p>
              </table:table-cell>
            </table:table-row>
            <table:table-row>
              <table:table-cell office:value-type="string">
                <text:p>homo9</text:p>
              </table:table-cell>
              <table:table-cell office:value-type="float" office:value="73.987816">
                <text:p>73.987816</text:p>
              </table:table-cell>
            </table:table-row>
            <table:table-row>
              <table:table-cell office:value-type="string">
                <text:p>homo10</text:p>
              </table:table-cell>
              <table:table-cell office:value-type="float" office:value="75.98705">
                <text:p>75.987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660066" draw:fill-color="#66006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plot-area chart:style-name="ch2" table:cell-range-address="Taulukko1.C12:Taulukko1.D18" svg:x="1.895cm" svg:y="0.906cm" svg:width="12.094cm" svg:height="6.954cm">
          <chartooo:coordinate-region svg:x="3.072cm" svg:y="1.118cm" svg:width="10.174cm" svg:height="6.069cm"/>
          <chart:axis chart:dimension="x" chart:name="primary-x" chart:style-name="ch3">
            <chart:title svg:x="6.522cm" svg:y="8.041cm" chart:style-name="ch4">
              <text:p>Laatikoiden määrä</text:p>
            </chart:title>
          </chart:axis>
          <chart:axis chart:dimension="y" chart:name="primary-y" chart:style-name="ch3">
            <chart:title svg:x="0.988cm" svg:y="5.128cm" chart:style-name="ch5">
              <text:p>aika (ms)</text:p>
            </chart:title>
            <chart:grid chart:style-name="ch6" chart:class="major"/>
          </chart:axis>
          <chart:series chart:style-name="ch7" chart:values-cell-range-address="Taulukko1.C12:Taulukko1.C18" chart:class="chart:scatter">
            <chart:domain table:cell-range-address="Taulukko1.D12:Taulukko1.D18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  <table:table-cell office:value-type="string">
                <text:p>Sarak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46316">
                <text:p>7946316</text:p>
                <draw:g>
                  <svg:desc>Taulukko1.D12:Taulukko1.D18</svg:desc>
                </draw:g>
              </table:table-cell>
              <table:table-cell office:value-type="float" office:value="10929">
                <text:p>10929</text:p>
                <draw:g>
                  <svg:desc>Taulukko1.C12:Taulukko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0210">
                <text:p>1790210</text:p>
              </table:table-cell>
              <table:table-cell office:value-type="float" office:value="873">
                <text:p>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3743">
                <text:p>71374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024">
                <text:p>1380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513">
                <text:p>515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445">
                <text:p>274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74">
                <text:p>1357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Windows_x86 LibreOffice_project/70feb7d99726f064edab4605a8ab840c50ec57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